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ContextWrapp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hasOriginalRequestAn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MappedBy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Controller.save( @ Valid Person person , Errors errors , RedirectAttributes redirect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yncContextWrapper.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WrapsReques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Tests.filterWithExac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Controller.ge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doFilterInternal( HttpServletRequest request , HttpServletResponse 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ContextWrapper.createListener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ddListener( Async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filtersProces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Tests.filterSki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Tests.filterWrapsRequestResponseAndPerforms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user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ddListener( AsyncListener listener , ServletRequest req , ServletRespons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dispatc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AsyncContextWrapper( AsyncContex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dispatch( ServletContext contex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s.whenFiltersCompleteMvcProcesses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ContextWrapp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eFilter.doFilterInternal( HttpServletRequest request , HttpServletResponse response , FilterChain filt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ingRequestResponseFilter.getAsync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ContextWrapper.start( Runnable 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extWrapp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